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26cm" draw:marker-end-width="0.26cm" draw:fill="solid" draw:fill-color="#ffff99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 style:list-style-name="L1">
      <style:graphic-properties draw:stroke="solid" draw:stroke-dash="Dash_20_10" svg:stroke-width="0.04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_20_10" svg:stroke-width="0.04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10" svg:stroke-width="0.04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_20_10" svg:stroke-width="0.04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svg:stroke-width="0.04cm" draw:marker-start-width="0.26cm" draw:marker-end="Arrow" draw:marker-end-width="0.16cm" draw:fill="solid" draw:fill-color="#ffffff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4cm" draw:fill="solid" draw:fill-color="#ffffff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cm" draw:marker-start-width="0.14cm" draw:marker-end-width="0.14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width="0.04cm" draw:marker-end="Arrow" draw:marker-end-width="0.12cm" draw:fill="solid" draw:fill-color="#ffffff" draw:textarea-horizontal-align="center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cm" fo:min-width="0cm" fo:padding-top="0.145cm" fo:padding-bottom="0.145cm" fo:padding-left="0.27cm" fo:padding-right="0.27cm"/>
    </style:style>
    <style:style style:name="gr13" style:family="graphic" style:parent-style-name="standard">
      <style:graphic-properties svg:stroke-width="0.04cm" draw:marker-start="Arrow" draw:marker-start-width="0.12cm" draw:marker-end="Arrow" draw:marker-end-width="0.12cm" draw:fill="solid" draw:fill-color="#ffffff" draw:textarea-horizontal-align="center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svg:stroke-width="0.04cm" draw:marker-end="Arrow" draw:marker-end-width="0.12cm" draw:fill="solid" draw:fill-color="#ffffff" draw:textarea-horizontal-align="center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18pt" fo:letter-spacing="normal" fo:language="nl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8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8pt" style:font-size-asian="18pt" style:font-size-complex="18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8pt"/>
    </style:style>
    <style:style style:name="P7" style:family="paragraph">
      <style:paragraph-properties fo:margin-left="0cm" fo:margin-right="0cm" fo:text-indent="0cm"/>
      <style:text-properties fo:font-size="8pt"/>
    </style:style>
    <style:style style:name="P8" style:family="paragraph">
      <style:paragraph-properties fo:margin-left="0cm" fo:margin-right="0cm" fo:text-align="center" fo:text-indent="0cm"/>
      <style:text-properties fo:font-size="8pt"/>
    </style:style>
    <style:style style:name="T1" style:family="text">
      <style:text-properties fo:font-family="Arial" style:font-family-generic="swiss" style:font-pitch="variable" fo:font-size="8pt" style:font-size-asian="18pt" style:font-size-complex="18pt"/>
    </style:style>
    <style:style style:name="T2" style:family="text">
      <style:text-properties fo:font-family="Arial" style:font-family-generic="swiss" style:font-pitch="variable" fo:font-size="8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1" draw:layer="layout" svg:width="10cm" svg:height="10cm" svg:x="1.5cm" svg:y="2cm">
          <text:p/>
          <draw:enhanced-geometry svg:viewBox="0 0 21600 21600" draw:type="block-arc" draw:modifiers="-168.90694192725 8951.58756129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0cm" svg:height="10cm" draw:transform="rotate (0.785398163397448) translate (-0.5cm 7.071cm)">
          <text:p/>
          <draw:enhanced-geometry svg:viewBox="0 0 21600 21600" draw:type="block-arc" draw:modifiers="-116.779223557851 9431.447804369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0cm" svg:height="10cm" draw:transform="rotate (-0.383972435438753) translate (3.743cm 0.597cm)">
          <text:p/>
          <draw:enhanced-geometry svg:viewBox="0 0 21600 21600" draw:type="block-arc" draw:modifiers="-116.779223557851 9431.447804369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custom-shape draw:style-name="gr3" draw:text-style-name="P2" draw:layer="layout" svg:width="0.5cm" svg:height="1cm" draw:transform="rotate (0.174532925199433) translate (5.334cm 2.04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475cm" svg:y1="2.015cm" svg:x2="5.301cm" svg:y2="1.03cm">
            <text:p/>
          </draw:line>
          <draw:line draw:style-name="gr5" draw:text-style-name="P2" draw:layer="layout" svg:x1="5.644cm" svg:y1="1.985cm" svg:x2="5.47cm" svg:y2="1cm">
            <text:p/>
          </draw:line>
          <draw:line draw:style-name="gr6" draw:text-style-name="P2" draw:layer="layout" svg:x1="5.644cm" svg:y1="1.985cm" svg:x2="5.47cm" svg:y2="1cm">
            <text:p/>
          </draw:line>
        </draw:g>
        <draw:line draw:style-name="gr7" draw:text-style-name="P1" draw:layer="layout" svg:x1="10.411cm" svg:y1="3.576cm" svg:x2="9.668cm" svg:y2="2.803cm">
          <text:p/>
        </draw:line>
        <draw:frame draw:style-name="gr8" draw:text-style-name="P4" draw:layer="layout" svg:width="1.941cm" svg:height="0.569cm" draw:transform="rotate (-0.785398163397449) translate (9.703cm 2cm)">
          <draw:text-box>
            <text:p text:style-name="P3"><text:span text:style-name="T1">schijfrotatie</text:span></text:p>
          </draw:text-box>
        </draw:frame>
        <draw:line draw:style-name="gr9" draw:text-style-name="P5" draw:layer="layout" svg:x1="2.145cm" svg:y1="4.849cm" svg:x2="2.703cm" svg:y2="5.106cm">
          <text:p/>
        </draw:line>
        <draw:line draw:style-name="gr10" draw:text-style-name="P5" draw:layer="layout" svg:x1="2.245cm" svg:y1="4.591cm" svg:x2="2.803cm" svg:y2="4.892cm">
          <text:p/>
        </draw:line>
        <draw:line draw:style-name="gr10" draw:text-style-name="P5" draw:layer="layout" svg:x1="4.519cm" svg:y1="2.5cm" svg:x2="4.848cm" svg:y2="3.09cm">
          <text:p/>
        </draw:line>
        <draw:line draw:style-name="gr10" draw:text-style-name="P5" draw:layer="layout" svg:x1="4.433cm" svg:y1="2.575cm" svg:x2="4.733cm" svg:y2="3.104cm">
          <text:p/>
        </draw:line>
        <draw:line draw:style-name="gr10" draw:text-style-name="P5" draw:layer="layout" svg:x1="2.488cm" svg:y1="4.262cm" svg:x2="3.017cm" svg:y2="4.563cm">
          <text:p/>
        </draw:line>
        <draw:line draw:style-name="gr10" draw:text-style-name="P5" draw:layer="layout" svg:x1="2.173cm" svg:y1="4.706cm" svg:x2="2.703cm" svg:y2="5cm">
          <text:p/>
        </draw:line>
        <draw:line draw:style-name="gr10" draw:text-style-name="P5" draw:layer="layout" svg:x1="4.333cm" svg:y1="2.632cm" svg:x2="4.633cm" svg:y2="3.19cm">
          <text:p/>
        </draw:line>
        <draw:line draw:style-name="gr10" draw:text-style-name="P5" draw:layer="layout" svg:x1="2.402cm" svg:y1="4.377cm" svg:x2="2.917cm" svg:y2="4.677cm">
          <text:p/>
        </draw:line>
        <draw:line draw:style-name="gr10" draw:text-style-name="P5" draw:layer="layout" svg:x1="2.331cm" svg:y1="4.5cm" svg:x2="2.803cm" svg:y2="4.763cm">
          <text:p/>
        </draw:line>
        <draw:line draw:style-name="gr10" draw:text-style-name="P5" draw:layer="layout" svg:x1="4.219cm" svg:y1="2.66cm" svg:x2="4.5cm" svg:y2="3.19cm">
          <text:p/>
        </draw:line>
        <draw:line draw:style-name="gr9" draw:text-style-name="P5" draw:layer="layout" svg:x1="4.672cm" svg:y1="2.5cm" svg:x2="4.944cm" svg:y2="3.008cm">
          <text:p/>
        </draw:line>
        <draw:line draw:style-name="gr11" draw:text-style-name="P5" draw:layer="layout" svg:x1="9cm" svg:y1="3cm" svg:x2="8.5cm" svg:y2="4.5cm">
          <text:p/>
        </draw:line>
        <draw:frame draw:style-name="gr12" draw:text-style-name="P4" draw:layer="layout" svg:width="1.554cm" svg:height="0.609cm" draw:transform="rotate (-0.436332312998582) translate (7.743cm 4cm)">
          <draw:text-box>
            <text:p text:style-name="P3"><text:span text:style-name="T1">sector 2</text:span></text:p>
          </draw:text-box>
        </draw:frame>
        <draw:line draw:style-name="gr11" draw:text-style-name="P5" draw:layer="layout" svg:x1="5.5cm" svg:y1="2.5cm" svg:x2="6.5cm" svg:y2="1.5cm">
          <text:p/>
        </draw:line>
        <draw:frame draw:style-name="gr12" draw:text-style-name="P4" draw:layer="layout" svg:width="1.651cm" svg:height="0.609cm" svg:x="6cm" svg:y="1cm">
          <draw:text-box>
            <text:p text:style-name="P3"><text:span text:style-name="T1">schijfkop</text:span></text:p>
          </draw:text-box>
        </draw:frame>
        <draw:line draw:style-name="gr13" draw:text-style-name="P5" draw:layer="layout" svg:x1="1.5cm" svg:y1="6.265cm" svg:x2="2.5cm" svg:y2="6.393cm">
          <text:p/>
        </draw:line>
        <draw:frame draw:style-name="gr12" draw:text-style-name="P4" draw:layer="layout" svg:width="2.447cm" svg:height="0.927cm" draw:transform="rotate (-0.0872664625997166) translate (1.054cm 6.16cm)">
          <draw:text-box>
            <text:p text:style-name="P3"><text:span text:style-name="T1">breedte spoor: </text:span></text:p>
            <text:p text:style-name="P3"><text:span text:style-name="T1">1-2µm</text:span></text:p>
          </draw:text-box>
        </draw:frame>
        <draw:frame draw:style-name="gr12" draw:text-style-name="P3" draw:layer="layout" svg:width="1.693cm" svg:height="0.609cm" draw:transform="rotate (0.785398163397448) translate (2.535cm 4.103cm)">
          <draw:text-box>
            <text:p text:style-name="P3"><text:span text:style-name="T2">4096 bits</text:span></text:p>
          </draw:text-box>
        </draw:frame>
        <draw:line draw:style-name="gr11" draw:text-style-name="P6" draw:layer="layout" svg:x1="2.192cm" svg:y1="5.261cm" svg:x2="1.5cm" svg:y2="4cm">
          <text:p/>
        </draw:line>
        <draw:frame draw:style-name="gr12" draw:text-style-name="P7" draw:layer="layout" svg:width="1.897cm" svg:height="0.621cm" svg:x="0.603cm" svg:y="3.5cm">
          <draw:text-box>
            <text:p text:style-name="P7"><text:span text:style-name="T3">preamble</text:span></text:p>
          </draw:text-box>
        </draw:frame>
        <draw:line draw:style-name="gr14" draw:text-style-name="P8" draw:layer="layout" svg:x1="4.944cm" svg:y1="2.646cm" svg:x2="5.261cm" svg:y2="3.613cm">
          <text:p text:style-name="P8"><text:span text:style-name="T3">²</text:span></text:p>
        </draw:line>
        <draw:frame draw:style-name="gr12" draw:text-style-name="P7" draw:layer="layout" svg:width="1.118cm" svg:height="0.621cm" svg:x="4.882cm" svg:y="3.5cm">
          <draw:text-box>
            <text:p text:style-name="P7"><text:span text:style-name="T3">ECC</text:span></text:p>
          </draw:text-box>
        </draw:frame>
        <draw:line draw:style-name="gr11" draw:text-style-name="P6" draw:layer="layout" svg:x1="3.523cm" svg:y1="3.719cm" svg:x2="4.762cm" svg:y2="4.974cm">
          <text:p/>
        </draw:line>
        <draw:frame draw:style-name="gr12" draw:text-style-name="P3" draw:layer="layout" svg:width="1.092cm" svg:height="0.609cm" svg:x="4.5cm" svg:y="5cm">
          <draw:text-box>
            <text:p text:style-name="P3"><text:span text:style-name="T2">data</text:span></text:p>
          </draw:text-box>
        </draw:frame>
        <draw:line draw:style-name="gr11" draw:text-style-name="P6" draw:layer="layout" svg:x1="4.333cm" svg:y1="2.774cm" svg:x2="4cm" svg:y2="2cm">
          <text:p/>
        </draw:line>
        <draw:frame draw:style-name="gr12" draw:text-style-name="P3" draw:layer="layout" svg:width="1.99cm" svg:height="0.927cm" draw:transform="rotate (0.349065850398866) translate (2.598cm 1.606cm)">
          <draw:text-box>
            <text:p text:style-name="P3"><text:span text:style-name="T2">breedte bit:</text:span></text:p>
            <text:p text:style-name="P3"><text:span text:style-name="T2">0,1 - 0,2µ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2ef5aff-a6fb0ff-166bdff-cf087ad-0f1389</meta:generator>
    <meta:initial-creator>Sven Sanders</meta:initial-creator>
    <meta:creation-date>2008-03-15T12:46:33</meta:creation-date>
    <dc:date>2012-12-14T14:08:42.19</dc:date>
    <dc:language>nl-BE</dc:language>
    <meta:editing-cycles>10</meta:editing-cycles>
    <meta:editing-duration>PT1H18M16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